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a3b51" officeooo:paragraph-rsid="000a3b5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a3b51" officeooo:paragraph-rsid="000a3b51" style:font-size-asian="11.3500003814697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b3D</text:p>
      <text:p text:style-name="P2">The constraints are as follows:</text:p>
      <text:p text:style-name="P2">• The management of your window must remain smooth: changing to another win-</text:p>
      <text:p text:style-name="P2">dow, minimizing, etc.</text:p>
      <text:p text:style-name="P2">• Display different wall textures (the choice is yours) that vary depending on which</text:p>
      <text:p text:style-name="P2">side the wall is facing (North, South, East, West).</text:p>
      <text:p text:style-name="P2">• Your program must be able to set the floor and ceiling colors to two different ones.</text:p>
      <text:p text:style-name="P2">• The program displays the image in a window and respects the following rules:</text:p>
      <text:p text:style-name="P2"><text:tab/>◦ The left and right arrow keys of the keyboard must allow you to look left and</text:p>
      <text:p text:style-name="P2"><text:tab/>right in the maze.</text:p>
      <text:p text:style-name="P2"><text:tab/>◦ The W, A, S, and D keys must allow you to move the point of view through</text:p>
      <text:p text:style-name="P2"><text:tab/>the maze.</text:p>
      <text:p text:style-name="P2"><text:tab/>◦ Pressing ESC must close the window and quit the program cleanly.</text:p>
      <text:p text:style-name="P2"><text:tab/>◦ Clicking on the red cross on the window’s frame must close the window and</text:p>
      <text:p text:style-name="P2"><text:tab/>quit the program cleanly.</text:p>
      <text:p text:style-name="P2"><text:tab/>◦ The use of images of the minilibX is strongly recommended.</text:p>
      <text:p text:style-name="P2">• Your program must take as a first argument a scene description file with the .cub</text:p>
      <text:p text:style-name="P2">extension.</text:p>
      <text:p text:style-name="P2"><text:tab/>◦ The map must be composed of only 6 possible characters: 0 for an empty space,</text:p>
      <text:p text:style-name="P2"><text:tab/>1 for a wall, and N,S,E or W for the player’s start position and spawning</text:p>
      <text:p text:style-name="P2"><text:tab/>orientation.</text:p>
      <text:p text:style-name="P2"><text:tab/>◦ The map must be closed/surrounded by walls, if not the program must return</text:p>
      <text:p text:style-name="P2"><text:tab/>an error.</text:p>
      <text:p text:style-name="P2"><text:tab/>◦ Except for the map content, each type of element can be separated by one or</text:p>
      <text:p text:style-name="P2"><text:tab/>more empty line(s).</text:p>
      <text:p text:style-name="P2"><text:tab/>◦ Except for the map content which always has to be the last, each type of</text:p>
      <text:p text:style-name="P2"><text:tab/>element can be set in any order in the file.</text:p>
      <text:p text:style-name="P2"><text:tab/>◦ Except for the map, each type of information from an element can be separated</text:p>
      <text:p text:style-name="P2"><text:tab/>by one or more space(s).</text:p>
      <text:p text:style-name="P2"><text:tab/>◦ The map must be parsed as it looks in the file. Spaces are a valid part of the</text:p>
      <text:p text:style-name="P2"><text:tab/>map and are up to you to handle. You must be able to parse any kind of map,</text:p>
      <text:p text:style-name="P2"><text:tab/>as long as it respects the rules of the map.</text:p>
      <text:p text:style-name="P2"><text:tab/>◦ Each element (except the map) firsts information is the type identifier (com-</text:p>
      <text:p text:style-name="P2"><text:tab/>posed by one or two character(s)), followed by all specific informations for each</text:p>
      <text:p text:style-name="P2"><text:tab/>object in a strict order for example :</text:p>
      <text:p text:style-name="P2"><text:tab/><text:tab/>*North texture:</text:p>
      <text:p text:style-name="P2"><text:tab/><text:tab/>“NO ./path_to_the_north_texture”</text:p>
      <text:p text:style-name="P2"><text:tab/><text:tab/>· identifier: NO</text:p>
      <text:p text:style-name="P2"><text:tab/><text:tab/>· path to the north texure</text:p>
      <text:p text:style-name="P2"/>
      <text:p text:style-name="P2"><text:tab/>◦ If any misconfiguration of any kind is encountered in the file, the program</text:p>
      <text:p text:style-name="P2"><text:tab/>must exit properly and return "Error\n" followed by an explicit error message</text:p>
      <text:p text:style-name="P2"><text:tab/>of your choi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5:39:02.287992314</meta:creation-date>
    <dc:date>2023-11-09T15:43:05.915048586</dc:date>
    <meta:editing-duration>PT4M4S</meta:editing-duration>
    <meta:editing-cycles>1</meta:editing-cycles>
    <meta:document-statistic meta:table-count="0" meta:image-count="0" meta:object-count="0" meta:page-count="1" meta:paragraph-count="42" meta:word-count="412" meta:character-count="2188" meta:non-whitespace-character-count="1782"/>
    <meta:generator>LibreOffice/7.3.7.2$Linux_X86_64 LibreOffice_project/30$Build-2</meta:generator>
  </office:meta>
</office:document-meta>
</file>